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таблица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эксель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апуск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док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расширение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состав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столб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ячейка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листы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имя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размерст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размерстр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группа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новый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диапазон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количество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имена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диапазонС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удаление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абсадрес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без изменений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без изменений 2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без изменений 3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запрет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неверно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присвоение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неверно ячейка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последовательность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арифметика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пример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сумм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суммесли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измданных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если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вклформулу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ноль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мастер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выделение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произвольные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формуласумм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число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строка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вставка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копирование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установка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число1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график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число2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маленький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нельзя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кнопка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рисунок3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арифметоператор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рисунок4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удалитьлист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изменаимени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восстановить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строкаформул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ктрлз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комбинация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узнать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невидимка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15:47:08Z</dc:date>
  </office:meta>
</office:document-meta>
</file>